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/>
      <style:text-properties style:font-name="Liberation Sans" fo:font-weight="bold" style:font-weight-asian="bold" style:font-weight-complex="bold" fo:color="#16335D" fo:font-size="18pt" style:font-size-asian="18pt" style:font-size-complex="18pt"/>
    </style:style>
    <style:style style:name="P29" style:parent-style-name="Standard" style:family="paragraph">
      <style:paragraph-properties fo:text-align="center"/>
      <style:text-properties style:font-name="Liberation Sans" fo:font-weight="bold" style:font-weight-asian="bold" style:font-weight-complex="bold" fo:color="#204A87" fo:font-size="18pt" style:font-size-asian="18pt" style:font-size-complex="18pt"/>
    </style:style>
    <style:style style:name="P30" style:parent-style-name="Standard" style:family="paragraph">
      <style:paragraph-properties fo:text-align="justify"/>
      <style:text-properties style:font-name="Liberation Sans" fo:font-weight="bold" style:font-weight-asian="bold" style:font-weight-complex="bold" fo:color="#204A87" fo:font-size="14pt" style:font-size-asian="14pt" style:font-size-complex="14pt"/>
    </style:style>
    <style:style style:name="P31" style:parent-style-name="Standard" style:family="paragraph">
      <style:paragraph-properties fo:text-align="justify"/>
      <style:text-properties style:font-name="Liberation Sans" fo:color="#000000" fo:font-size="14pt" style:font-size-asian="14pt" style:font-size-complex="14pt"/>
    </style:style>
    <style:style style:name="P32" style:parent-style-name="Standard" style:family="paragraph">
      <style:paragraph-properties fo:text-align="justify"/>
      <style:text-properties style:font-name="Liberation Sans" fo:color="#000000"/>
    </style:style>
    <style:style style:name="P33" style:parent-style-name="Standard" style:family="paragraph">
      <style:paragraph-properties fo:text-align="justify"/>
      <style:text-properties style:font-name="Liberation Sans" fo:color="#000000"/>
    </style:style>
    <style:style style:name="P34" style:parent-style-name="Standard" style:family="paragraph">
      <style:paragraph-properties fo:text-align="justify"/>
      <style:text-properties style:font-name="Liberation Sans" fo:color="#000000"/>
    </style:style>
    <style:style style:name="P35" style:parent-style-name="Standard" style:family="paragraph">
      <style:paragraph-properties fo:text-align="justify"/>
      <style:text-properties style:font-name="Liberation Sans" fo:color="#FF3333"/>
    </style:style>
    <style:style style:name="P36" style:parent-style-name="Überschrift1" style:family="paragraph">
      <style:paragraph-properties fo:text-align="justify"/>
      <style:text-properties fo:color="#4E9A06" fo:font-size="16pt" style:font-size-asian="16pt" style:font-size-complex="16pt"/>
    </style:style>
    <style:style style:name="P37" style:parent-style-name="Standard" style:family="paragraph">
      <style:paragraph-properties fo:text-align="justify"/>
      <style:text-properties style:font-name="Liberation Sans" fo:color="#000000"/>
    </style:style>
    <style:style style:name="P38" style:parent-style-name="Standard" style:family="paragraph">
      <style:paragraph-properties fo:text-align="justify"/>
    </style:style>
    <style:style style:name="T39" style:parent-style-name="Absatz-Standardschriftart" style:family="text">
      <style:text-properties style:font-name="Liberation Sans" fo:color="#000000"/>
    </style:style>
    <style:style style:name="P40" style:parent-style-name="Standard" style:family="paragraph">
      <style:paragraph-properties fo:text-align="justify"/>
    </style:style>
    <style:style style:name="T41" style:parent-style-name="Absatz-Standardschriftart" style:family="text">
      <style:text-properties style:font-name="Liberation Sans" fo:color="#000000"/>
    </style:style>
    <style:style style:name="T42" style:parent-style-name="Absatz-Standardschriftart" style:family="text">
      <style:text-properties style:font-name="Liberation Sans" fo:color="#000000"/>
    </style:style>
    <style:style style:name="P43" style:parent-style-name="Standard" style:family="paragraph">
      <style:paragraph-properties fo:text-align="justify"/>
    </style:style>
    <style:style style:name="T44" style:parent-style-name="Absatz-Standardschriftart" style:family="text">
      <style:text-properties style:font-name="Liberation Sans" fo:color="#000000"/>
    </style:style>
    <style:style style:name="P45" style:parent-style-name="Standard" style:family="paragraph">
      <style:paragraph-properties fo:text-align="justify"/>
    </style:style>
    <style:style style:name="T46" style:parent-style-name="Absatz-Standardschriftart" style:family="text">
      <style:text-properties style:font-name="Liberation Sans" fo:color="#000000"/>
    </style:style>
    <style:style style:name="T47" style:parent-style-name="Absatz-Standardschriftart" style:family="text">
      <style:text-properties style:font-name="Liberation Sans" fo:color="#000000"/>
    </style:style>
    <style:style style:name="P48" style:parent-style-name="Standard" style:family="paragraph">
      <style:paragraph-properties fo:text-align="justify"/>
    </style:style>
    <style:style style:name="T49" style:parent-style-name="Absatz-Standardschriftart" style:family="text">
      <style:text-properties style:font-name="Liberation Sans" fo:color="#000000" fo:background-color="#FFFF00"/>
    </style:style>
    <style:style style:name="P50" style:parent-style-name="Standard" style:family="paragraph">
      <style:paragraph-properties fo:text-align="justify"/>
    </style:style>
    <style:style style:name="T51" style:parent-style-name="Absatz-Standardschriftart" style:family="text">
      <style:text-properties style:font-name="Liberation Sans" fo:color="#000000"/>
    </style:style>
    <style:style style:name="P52" style:parent-style-name="Standard" style:family="paragraph">
      <style:paragraph-properties fo:text-align="justify"/>
    </style:style>
    <style:style style:name="T53" style:parent-style-name="Absatz-Standardschriftart" style:family="text">
      <style:text-properties style:font-name="Liberation Sans" fo:color="#000000"/>
    </style:style>
    <style:style style:name="T54" style:parent-style-name="Absatz-Standardschriftart" style:family="text">
      <style:text-properties style:font-name="Liberation Sans" fo:color="#000000"/>
    </style:style>
    <style:style style:name="T55" style:parent-style-name="Absatz-Standardschriftart" style:family="text">
      <style:text-properties style:font-name="Liberation Sans" fo:color="#000000"/>
    </style:style>
    <style:style style:name="T56" style:parent-style-name="Absatz-Standardschriftart" style:family="text">
      <style:text-properties style:font-name="Liberation Sans" fo:color="#000000"/>
    </style:style>
    <style:style style:name="T57" style:parent-style-name="Absatz-Standardschriftart" style:family="text">
      <style:text-properties style:font-name="Liberation Sans" fo:color="#000000"/>
    </style:style>
    <style:style style:name="P58" style:parent-style-name="Standard" style:family="paragraph">
      <style:paragraph-properties fo:text-align="justify"/>
    </style:style>
    <style:style style:name="T59" style:parent-style-name="Absatz-Standardschriftart" style:family="text">
      <style:text-properties style:font-name="Liberation Sans" fo:color="#000000"/>
    </style:style>
    <style:style style:name="P60" style:parent-style-name="Standard" style:family="paragraph">
      <style:paragraph-properties fo:text-align="justify"/>
      <style:text-properties style:font-name="Liberation Sans" fo:color="#000000"/>
    </style:style>
    <style:style style:name="P61" style:parent-style-name="Standard" style:family="paragraph">
      <style:paragraph-properties fo:text-align="justify"/>
      <style:text-properties style:font-name="Liberation Sans" fo:color="#000000"/>
    </style:style>
  </office:automatic-styles>
  <office:body>
    <office:text text:use-soft-page-breaks="true">
      <text:p text:style-name="P1"/>
      <text:p text:style-name="P29"><text:tab/>Anfordern leerer Schlitten</text:p>
      <text:p text:style-name="P30"/>
      <text:p text:style-name="P31"><text:bookmark-start text:name="__RefHeading___Toc730_77933981"/><text:bookmark-end text:name="__RefHeading___Toc730_77933981"/></text:p>
      <text:p text:style-name="P32">Der Anwender möchte eine Änderung bei Station „x“ sehen, wenn der Controller einen Befehl sendet welcher einen leeren Schlitten von Bahnhof an Station<text:s/>„x“ anfordert</text:p>
      <text:p text:style-name="P33"/>
      <text:p text:style-name="P34">Standard Stationen: Lager, Eingabe/Ausgabe, Roboter</text:p>
      <text:p text:style-name="P35"/>
      <text:h text:style-name="P36" text:outline-level="1"><text:bookmark-start text:name="__RefHeading___Toc732_77933981"/>Akzeptanzkriterien<text:bookmark-end text:name="__RefHeading___Toc732_77933981"/></text:h>
      <text:p text:style-name="P37"/>
      <text:list text:style-name="LFO1" text:continue-numbering="true">
        <text:list-item>
          <text:p text:style-name="P38"><text:span text:style-name="T39">Das System empfängt und prüft den Befehl ob die Station „x“ vorhanden ist.</text:span></text:p>
          <text:list text:continue-numbering="true">
            <text:list-item>
              <text:p text:style-name="P40"><text:span text:style-name="T41">Falls Station „x“ nicht vorhanden ist, dann wird eine Meldung im Log von dem System ausgegebe</text:span><text:span text:style-name="T42">n und der Vorgang wird beendet.</text:span></text:p>
            </text:list-item>
          </text:list>
        </text:list-item>
        <text:list-item>
          <text:p text:style-name="P43"><text:span text:style-name="T44">Das System prüft ob bereits ein leerer Schlitten in einer der Stationen steht.</text:span></text:p>
          <text:list text:continue-numbering="true">
            <text:list-item>
              <text:p text:style-name="P45"><text:span text:style-name="T46">Falls in einer der Stationen ein leerer Schlitten steht, dann wird eine Meldung im Log von dem System ausgegeben das der Befehl nicht ausgeführt<text:s/></text:span><text:span text:style-name="T47">werden kann.</text:span></text:p>
            </text:list-item>
            <text:list-item>
              <text:p text:style-name="P48"><text:span text:style-name="T49">Der Befehl wird solange in einer Warteschlange stehen bis keine leeren Schlitten in Stationen vorhanden sind</text:span></text:p>
            </text:list-item>
          </text:list>
        </text:list-item>
        <text:list-item>
          <text:p text:style-name="P50"><text:span text:style-name="T51">Das System informiert die GUI und die Station „x“ das ein neuer Schlitten <text:s/>ankommt</text:span></text:p>
          <text:list text:continue-numbering="true">
            <text:list-item>
              <text:p text:style-name="P52"><text:span text:style-name="T53">Falls an der Station „x“ bereits ein Schlitten/Pale</text:span><text:span text:style-name="T54">tte ansteht siehe<text:s/></text:span><text:span text:style-name="T55"><text:line-break/>„</text:span><text:span text:style-name="T56">US<text:s/></text:span><text:span text:style-name="T57">Betrachten eines Staus“</text:span></text:p>
            </text:list-item>
          </text:list>
        </text:list-item>
        <text:list-item>
          <text:p text:style-name="P58"><text:span text:style-name="T59">Somit ist das Anfordern eines neuen Schlittens erfolgreich abgeschlossen.</text:span></text:p>
        </text:list-item>
      </text:list>
      <text:p text:style-name="P60"/>
      <text:p text:style-name="P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style:font-name="Liberation Serif" style:font-name-complex="FreeSans" fo:font-weight="bold" style:font-weight-asian="bold" style:font-weight-complex="bold" fo:font-size="18pt" style:font-size-asian="18pt" style:font-size-complex="18pt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Liberation Sans" style:font-name-asian="Liberation Sans" style:font-name-complex="Liberation Sans" fo:font-size="10.5pt" style:font-size-asian="10.5pt"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88in" fo:margin-bottom="0.7875in" fo:margin-right="1.172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513in"/>
      </style:header-style>
      <style:footer-style>
        <style:header-footer-properties style:dynamic-spacing="true" fo:min-height="0.2361in"/>
      </style:footer-style>
    </style:page-layout>
    <style:style style:name="P2" style:parent-style-name="Standard" style:family="paragraph">
      <style:text-properties style:font-name="Liberation Sans" fo:font-weight="bold" style:font-weight-asian="bold" style:font-weight-complex="bold" fo:color="#204A87"/>
    </style:style>
    <style:style style:name="P3" style:parent-style-name="Standard" style:family="paragraph">
      <style:text-properties style:font-name="Liberation Sans" fo:font-weight="bold" style:font-weight-asian="bold" style:font-weight-complex="bold" fo:color="#204A87"/>
    </style:style>
    <style:style style:name="TableColumn5" style:family="table-column">
      <style:table-column-properties style:column-width="3.3437in" style:use-optimal-column-width="false"/>
    </style:style>
    <style:style style:name="TableColumn6" style:family="table-column">
      <style:table-column-properties style:column-width="2.5631in" style:use-optimal-column-width="false"/>
    </style:style>
    <style:style style:name="Table4" style:family="table">
      <style:table-properties style:width="5.9069in" fo:margin-left="0.0041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138in solid #000000" fo:border-left="0.0138in solid #000000" fo:border-bottom="0.0138in solid #000000" fo:border-right="none" fo:background-color="#FFFFFF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Liberation Sans" fo:color="#000000" style:font-size-complex="10pt"/>
    </style:style>
    <style:style style:name="TableCell10" style:family="table-cell">
      <style:table-cell-properties fo:border="0.0138in solid #000000" fo:background-color="#FFFFFF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end"/>
    </style:style>
    <style:style style:name="T12" style:parent-style-name="Absatz-Standardschriftart" style:family="text">
      <style:text-properties style:font-name="Liberation Sans" fo:color="#000000" style:font-size-complex="10pt"/>
    </style:style>
    <style:style style:name="T13" style:parent-style-name="Absatz-Standardschriftart" style:family="text">
      <style:text-properties style:font-name="Liberation Sans" fo:color="#000000" style:font-size-complex="10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138in solid #000000" fo:border-bottom="0.0138in solid #000000" fo:border-right="none" fo:background-color="#FFFFFF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="Liberation Sans" fo:color="#000000" style:font-size-complex="10pt"/>
    </style:style>
    <style:style style:name="TableCell17" style:family="table-cell">
      <style:table-cell-properties fo:border-top="none" fo:border-left="0.0138in solid #000000" fo:border-bottom="0.0138in solid #000000" fo:border-right="0.0138in solid #000000" fo:background-color="#FFFFFF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end"/>
      <style:text-properties style:font-name="Liberation Sans" fo:color="#000000" style:font-size-complex="10pt"/>
    </style:style>
    <style:style style:name="TableColumn20" style:family="table-column">
      <style:table-column-properties style:column-width="3.7375in" style:use-optimal-column-width="false"/>
    </style:style>
    <style:style style:name="TableColumn21" style:family="table-column">
      <style:table-column-properties style:column-width="2.1687in" style:use-optimal-column-width="false"/>
    </style:style>
    <style:style style:name="Table19" style:family="table">
      <style:table-properties style:width="5.9062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Liberation Sans" fo:color="#000000" style:font-size-complex="10pt"/>
    </style:style>
    <style:style style:name="TableCell25" style:family="table-cell">
      <style:table-cell-properties fo:border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end"/>
    </style:style>
    <style:style style:name="T27" style:parent-style-name="Absatz-Standardschriftart" style:family="text">
      <style:text-properties style:font-name="Liberation Sans" fo:color="#000000" style:font-size-complex="10pt" fo:background-color="#FFFFFF"/>
    </style:style>
    <style:style style:name="P28" style:parent-style-name="Fußzeile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/>
        <text:p text:style-name="P3"/>
        <text:p text:style-name="Standard"/>
        <table:table table:style-name="Table4">
          <table:table-columns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Simulation FDZ</text:p>
            </table:table-cell>
            <table:table-cell table:style-name="TableCell10">
              <text:p text:style-name="P11"><text:span text:style-name="T12"><draw:frame draw:z-index="251659264" draw:style-name="a0" draw:name="Bild1" text:anchor-type="paragraph" svg:x="1.0311in" svg:y="-0.9in" svg:width="1.50276in" svg:height="0.69724in" style:rel-width="scale" style:rel-height="scale"><draw:image xlink:href="media/image1.png" xlink:type="simple" xlink:show="embed" xlink:actuate="onLoad"/><svg:title/><svg:desc/></draw:frame></text:span><text:span text:style-name="T13">Praktikum Software Entwicklung</text:span></text:p>
            </table:table-cell>
          </table:table-row>
          <table:table-row table:style-name="TableRow14">
            <table:table-cell table:style-name="TableCell15">
              <text:p text:style-name="P16">User Story</text:p>
            </table:table-cell>
            <table:table-cell table:style-name="TableCell17">
              <text:p text:style-name="P18">17.04.2018</text:p>
            </table:table-cell>
          </table:table-row>
        </table:table>
        <text:p text:style-name="Kopfzeile"/>
      </style:header>
      <style:footer>
        <table:table table:style-name="Table19">
          <table:table-columns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Dzianis Brysiuk, Andreas Glaser</text:p>
            </table:table-cell>
            <table:table-cell table:style-name="TableCell25">
              <text:p text:style-name="P26"><text:span text:style-name="T27"><text:page-number text:fixed="false">1</text:page-number></text:span></text:p>
            </table:table-cell>
          </table:table-row>
        </table:table>
        <text:p text:style-name="P2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zianis Brysiuk</dc:creator>
    <meta:creation-date>2018-03-26T12:11:00Z</meta:creation-date>
    <dc:date>2018-05-21T10:15:00Z</dc:date>
    <meta:template xlink:href="Normal" xlink:type="simple"/>
    <meta:editing-cycles>29</meta:editing-cycles>
    <meta:editing-duration>PT0S</meta:editing-duration>
    <meta:document-statistic meta:page-count="1" meta:paragraph-count="2" meta:word-count="146" meta:character-count="1071" meta:row-count="7" meta:non-whitespace-character-count="927"/>
  </office:meta>
</office:document-meta>
</file>